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5in" svg:x="0in" svg:y="0in">
            <draw:object draw:notify-on-update-of-ranges="Sheet1.E3:Sheet1.E3 Sheet1.H3:Sheet1.H9 Sheet1.F3:Sheet1.F9 Sheet1.E10:Sheet1.E10 Sheet1.H10:Sheet1.H16 Sheet1.F3:Sheet1.F9 Sheet1.E17:Sheet1.E17 Sheet1.H17:Sheet1.H23 Sheet1.F3:Sheet1.F9 Sheet1.E24:Sheet1.E24 Sheet1.H24:Sheet1.H30 Sheet1.F3:Sheet1.F9 Sheet1.E31:Sheet1.E31 Sheet1.H31:Sheet1.H37 Sheet1.F3:Sheet1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CAL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N_TIME</text:p>
          </table:table-cell>
          <table:table-cell office:value-type="string" calcext:value-type="string">
            <text:p>OUT_COUNT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317281" calcext:value-type="float">
            <text:p>39317281</text:p>
          </table:table-cell>
          <table:table-cell table:number-columns-repeated="2"/>
          <table:table-cell table:formula="of:= [.D2] / [.C2]" office:value-type="float" office:value="393.17281" calcext:value-type="float">
            <text:p>393.17281</text:p>
          </table:table-cell>
          <table:table-cell table:formula="of:= [.G2] / [.$G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17826" calcext:value-type="float">
            <text:p>2117826</text:p>
          </table:table-cell>
          <table:table-cell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  <table:table-cell table:formula="of:= [.D3] / [.C3]" office:value-type="float" office:value="21.17826" calcext:value-type="float">
            <text:p>21.17826</text:p>
          </table:table-cell>
          <table:table-cell table:formula="of:= [.G3] / [.$G$2]" office:value-type="float" office:value="0.0538650167594244" calcext:value-type="float">
            <text:p>0.0538650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54989" calcext:value-type="float">
            <text:p>1354989</text:p>
          </table:table-cell>
          <table:table-cell office:value-type="string" calcext:value-type="string">
            <text:p>TAS</text:p>
          </table:table-cell>
          <table:table-cell office:value-type="float" office:value="2" calcext:value-type="float">
            <text:p>2</text:p>
          </table:table-cell>
          <table:table-cell table:formula="of:= [.D4] / [.C4]" office:value-type="float" office:value="13.54989" calcext:value-type="float">
            <text:p>13.54989</text:p>
          </table:table-cell>
          <table:table-cell table:formula="of:= [.G4] / [.$G$2]" office:value-type="float" office:value="0.0344629375566433" calcext:value-type="float">
            <text:p>0.0344629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2700" calcext:value-type="float">
            <text:p>302700</text:p>
          </table:table-cell>
          <table:table-cell office:value-type="string" calcext:value-type="string">
            <text:p>TAS</text:p>
          </table:table-cell>
          <table:table-cell office:value-type="float" office:value="4" calcext:value-type="float">
            <text:p>4</text:p>
          </table:table-cell>
          <table:table-cell table:formula="of:= [.D5] / [.C5]" office:value-type="float" office:value="3.027" calcext:value-type="float">
            <text:p>3.027</text:p>
          </table:table-cell>
          <table:table-cell table:formula="of:= [.G5] / [.$G$2]" office:value-type="float" office:value="0.0076989047131718" calcext:value-type="float">
            <text:p>0.0076989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3435" calcext:value-type="float">
            <text:p>173435</text:p>
          </table:table-cell>
          <table:table-cell office:value-type="string" calcext:value-type="string">
            <text:p>TAS</text:p>
          </table:table-cell>
          <table:table-cell office:value-type="float" office:value="8" calcext:value-type="float">
            <text:p>8</text:p>
          </table:table-cell>
          <table:table-cell table:formula="of:= [.D6] / [.C6]" office:value-type="float" office:value="1.73435" calcext:value-type="float">
            <text:p>1.73435</text:p>
          </table:table-cell>
          <table:table-cell table:formula="of:= [.G6] / [.$G$2]" office:value-type="float" office:value="0.00441116464793178" calcext:value-type="float">
            <text:p>0.0044111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3932" calcext:value-type="float">
            <text:p>213932</text:p>
          </table:table-cell>
          <table:table-cell office:value-type="string" calcext:value-type="string">
            <text:p>TAS</text:p>
          </table:table-cell>
          <table:table-cell office:value-type="float" office:value="16" calcext:value-type="float">
            <text:p>16</text:p>
          </table:table-cell>
          <table:table-cell table:formula="of:= [.D7] / [.C7]" office:value-type="float" office:value="2.13932" calcext:value-type="float">
            <text:p>2.13932</text:p>
          </table:table-cell>
          <table:table-cell table:formula="of:= [.G7] / [.$G$2]" office:value-type="float" office:value="0.00544116974925097" calcext:value-type="float">
            <text:p>0.00544116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97404" calcext:value-type="float">
            <text:p>497404</text:p>
          </table:table-cell>
          <table:table-cell office:value-type="string" calcext:value-type="string">
            <text:p>TAS</text:p>
          </table:table-cell>
          <table:table-cell office:value-type="float" office:value="32" calcext:value-type="float">
            <text:p>32</text:p>
          </table:table-cell>
          <table:table-cell table:formula="of:= [.D8] / [.C8]" office:value-type="float" office:value="4.97404" calcext:value-type="float">
            <text:p>4.97404</text:p>
          </table:table-cell>
          <table:table-cell table:formula="of:= [.G8] / [.$G$2]" office:value-type="float" office:value="0.0126510274197242" calcext:value-type="float">
            <text:p>0.0126510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0065" calcext:value-type="float">
            <text:p>240065</text:p>
          </table:table-cell>
          <table:table-cell office:value-type="string" calcext:value-type="string">
            <text:p>TAS</text:p>
          </table:table-cell>
          <table:table-cell office:value-type="float" office:value="64" calcext:value-type="float">
            <text:p>64</text:p>
          </table:table-cell>
          <table:table-cell table:formula="of:= [.D9] / [.C9]" office:value-type="float" office:value="2.40065" calcext:value-type="float">
            <text:p>2.40065</text:p>
          </table:table-cell>
          <table:table-cell table:formula="of:= [.G9] / [.$G$2]" office:value-type="float" office:value="0.00610583931274393" calcext:value-type="float">
            <text:p>0.006105839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218" calcext:value-type="float">
            <text:p>41218</text:p>
          </table:table-cell>
          <table:table-cell office:value-type="string" calcext:value-type="string">
            <text:p>backoff</text:p>
          </table:table-cell>
          <table:table-cell office:value-type="float" office:value="1" calcext:value-type="float">
            <text:p>1</text:p>
          </table:table-cell>
          <table:table-cell table:formula="of:= [.D10] / [.C10]" office:value-type="float" office:value="0.41218" calcext:value-type="float">
            <text:p>0.41218</text:p>
          </table:table-cell>
          <table:table-cell table:formula="of:= [.G10] / [.$G$2]" office:value-type="float" office:value="0.00104834309371495" calcext:value-type="float">
            <text:p>0.00104834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025" calcext:value-type="float">
            <text:p>111025</text:p>
          </table:table-cell>
          <table:table-cell office:value-type="string" calcext:value-type="string">
            <text:p>backoff</text:p>
          </table:table-cell>
          <table:table-cell office:value-type="float" office:value="2" calcext:value-type="float">
            <text:p>2</text:p>
          </table:table-cell>
          <table:table-cell table:formula="of:= [.D11] / [.C11]" office:value-type="float" office:value="1.11025" calcext:value-type="float">
            <text:p>1.11025</text:p>
          </table:table-cell>
          <table:table-cell table:formula="of:= [.G11] / [.$G$2]" office:value-type="float" office:value="0.00282382192196861" calcext:value-type="float">
            <text:p>0.00282382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5237" calcext:value-type="float">
            <text:p>335237</text:p>
          </table:table-cell>
          <table:table-cell office:value-type="string" calcext:value-type="string">
            <text:p>backoff</text:p>
          </table:table-cell>
          <table:table-cell office:value-type="float" office:value="4" calcext:value-type="float">
            <text:p>4</text:p>
          </table:table-cell>
          <table:table-cell table:formula="of:= [.D12] / [.C12]" office:value-type="float" office:value="3.35237" calcext:value-type="float">
            <text:p>3.35237</text:p>
          </table:table-cell>
          <table:table-cell table:formula="of:= [.G12] / [.$G$2]" office:value-type="float" office:value="0.00852645430898439" calcext:value-type="float">
            <text:p>0.00852645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1972" calcext:value-type="float">
            <text:p>911972</text:p>
          </table:table-cell>
          <table:table-cell office:value-type="string" calcext:value-type="string">
            <text:p>backoff</text:p>
          </table:table-cell>
          <table:table-cell office:value-type="float" office:value="8" calcext:value-type="float">
            <text:p>8</text:p>
          </table:table-cell>
          <table:table-cell table:formula="of:= [.D13] / [.C13]" office:value-type="float" office:value="9.11972" calcext:value-type="float">
            <text:p>9.11972</text:p>
          </table:table-cell>
          <table:table-cell table:formula="of:= [.G13] / [.$G$2]" office:value-type="float" office:value="0.0231951950085256" calcext:value-type="float">
            <text:p>0.0231951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7930" calcext:value-type="float">
            <text:p>417930</text:p>
          </table:table-cell>
          <table:table-cell office:value-type="string" calcext:value-type="string">
            <text:p>backoff</text:p>
          </table:table-cell>
          <table:table-cell office:value-type="float" office:value="16" calcext:value-type="float">
            <text:p>16</text:p>
          </table:table-cell>
          <table:table-cell table:formula="of:= [.D14] / [.C14]" office:value-type="float" office:value="4.1793" calcext:value-type="float">
            <text:p>4.1793</text:p>
          </table:table-cell>
          <table:table-cell table:formula="of:= [.G14] / [.$G$2]" office:value-type="float" office:value="0.0106296770623584" calcext:value-type="float">
            <text:p>0.01062967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411" calcext:value-type="float">
            <text:p>559411</text:p>
          </table:table-cell>
          <table:table-cell office:value-type="string" calcext:value-type="string">
            <text:p>backoff</text:p>
          </table:table-cell>
          <table:table-cell office:value-type="float" office:value="32" calcext:value-type="float">
            <text:p>32</text:p>
          </table:table-cell>
          <table:table-cell table:formula="of:= [.D15] / [.C15]" office:value-type="float" office:value="5.59411" calcext:value-type="float">
            <text:p>5.59411</text:p>
          </table:table-cell>
          <table:table-cell table:formula="of:= [.G15] / [.$G$2]" office:value-type="float" office:value="0.0142281201998683" calcext:value-type="float">
            <text:p>0.01422812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6727" calcext:value-type="float">
            <text:p>596727</text:p>
          </table:table-cell>
          <table:table-cell office:value-type="string" calcext:value-type="string">
            <text:p>backoff</text:p>
          </table:table-cell>
          <table:table-cell office:value-type="float" office:value="64" calcext:value-type="float">
            <text:p>64</text:p>
          </table:table-cell>
          <table:table-cell table:formula="of:= [.D16] / [.C16]" office:value-type="float" office:value="5.96727" calcext:value-type="float">
            <text:p>5.96727</text:p>
          </table:table-cell>
          <table:table-cell table:formula="of:= [.G16] / [.$G$2]" office:value-type="float" office:value="0.0151772194013111" calcext:value-type="float">
            <text:p>0.01517721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0813" calcext:value-type="float">
            <text:p>230813</text:p>
          </table:table-cell>
          <table:table-cell office:value-type="string" calcext:value-type="string">
            <text:p>mutex</text:p>
          </table:table-cell>
          <table:table-cell office:value-type="float" office:value="1" calcext:value-type="float">
            <text:p>1</text:p>
          </table:table-cell>
          <table:table-cell table:formula="of:= [.D17] / [.C17]" office:value-type="float" office:value="2.30813" calcext:value-type="float">
            <text:p>2.30813</text:p>
          </table:table-cell>
          <table:table-cell table:formula="of:= [.G17] / [.$G$2]" office:value-type="float" office:value="0.00587052293875561" calcext:value-type="float">
            <text:p>0.00587052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7585" calcext:value-type="float">
            <text:p>1017585</text:p>
          </table:table-cell>
          <table:table-cell office:value-type="string" calcext:value-type="string">
            <text:p>mutex</text:p>
          </table:table-cell>
          <table:table-cell office:value-type="float" office:value="2" calcext:value-type="float">
            <text:p>2</text:p>
          </table:table-cell>
          <table:table-cell table:formula="of:= [.D18] / [.C18]" office:value-type="float" office:value="10.17585" calcext:value-type="float">
            <text:p>10.17585</text:p>
          </table:table-cell>
          <table:table-cell table:formula="of:= [.G18] / [.$G$2]" office:value-type="float" office:value="0.0258813675340367" calcext:value-type="float">
            <text:p>0.02588136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2509" calcext:value-type="float">
            <text:p>822509</text:p>
          </table:table-cell>
          <table:table-cell office:value-type="string" calcext:value-type="string">
            <text:p>mutex</text:p>
          </table:table-cell>
          <table:table-cell office:value-type="float" office:value="4" calcext:value-type="float">
            <text:p>4</text:p>
          </table:table-cell>
          <table:table-cell table:formula="of:= [.D19] / [.C19]" office:value-type="float" office:value="8.22509" calcext:value-type="float">
            <text:p>8.22509</text:p>
          </table:table-cell>
          <table:table-cell table:formula="of:= [.G19] / [.$G$2]" office:value-type="float" office:value="0.0209197833390361" calcext:value-type="float">
            <text:p>0.02091978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9529" calcext:value-type="float">
            <text:p>279529</text:p>
          </table:table-cell>
          <table:table-cell office:value-type="string" calcext:value-type="string">
            <text:p>mutex</text:p>
          </table:table-cell>
          <table:table-cell office:value-type="float" office:value="8" calcext:value-type="float">
            <text:p>8</text:p>
          </table:table-cell>
          <table:table-cell table:formula="of:= [.D20] / [.C20]" office:value-type="float" office:value="2.79529" calcext:value-type="float">
            <text:p>2.79529</text:p>
          </table:table-cell>
          <table:table-cell table:formula="of:= [.G20] / [.$G$2]" office:value-type="float" office:value="0.00710957097974298" calcext:value-type="float">
            <text:p>0.0071095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1022" calcext:value-type="float">
            <text:p>201022</text:p>
          </table:table-cell>
          <table:table-cell office:value-type="string" calcext:value-type="string">
            <text:p>mutex</text:p>
          </table:table-cell>
          <table:table-cell office:value-type="float" office:value="16" calcext:value-type="float">
            <text:p>16</text:p>
          </table:table-cell>
          <table:table-cell table:formula="of:= [.D21] / [.C21]" office:value-type="float" office:value="2.01022" calcext:value-type="float">
            <text:p>2.01022</text:p>
          </table:table-cell>
          <table:table-cell table:formula="of:= [.G21] / [.$G$2]" office:value-type="float" office:value="0.00511281540552105" calcext:value-type="float">
            <text:p>0.00511281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15214" calcext:value-type="float">
            <text:p>315214</text:p>
          </table:table-cell>
          <table:table-cell office:value-type="string" calcext:value-type="string">
            <text:p>mutex</text:p>
          </table:table-cell>
          <table:table-cell office:value-type="float" office:value="32" calcext:value-type="float">
            <text:p>32</text:p>
          </table:table-cell>
          <table:table-cell table:formula="of:= [.D22] / [.C22]" office:value-type="float" office:value="3.15214" calcext:value-type="float">
            <text:p>3.15214</text:p>
          </table:table-cell>
          <table:table-cell table:formula="of:= [.G22] / [.$G$2]" office:value-type="float" office:value="0.00801718714984386" calcext:value-type="float">
            <text:p>0.00801718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5037" calcext:value-type="float">
            <text:p>395037</text:p>
          </table:table-cell>
          <table:table-cell office:value-type="string" calcext:value-type="string">
            <text:p>mutex</text:p>
          </table:table-cell>
          <table:table-cell office:value-type="float" office:value="64" calcext:value-type="float">
            <text:p>64</text:p>
          </table:table-cell>
          <table:table-cell table:formula="of:= [.D23] / [.C23]" office:value-type="float" office:value="3.95037" calcext:value-type="float">
            <text:p>3.95037</text:p>
          </table:table-cell>
          <table:table-cell table:formula="of:= [.G23] / [.$G$2]" office:value-type="float" office:value="0.0100474140111571" calcext:value-type="float">
            <text:p>0.010047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7481" calcext:value-type="float">
            <text:p>237481</text:p>
          </table:table-cell>
          <table:table-cell office:value-type="string" calcext:value-type="string">
            <text:p>Anderson</text:p>
          </table:table-cell>
          <table:table-cell office:value-type="float" office:value="1" calcext:value-type="float">
            <text:p>1</text:p>
          </table:table-cell>
          <table:table-cell table:formula="of:= [.D24] / [.C24]" office:value-type="float" office:value="2.37481" calcext:value-type="float">
            <text:p>2.37481</text:p>
          </table:table-cell>
          <table:table-cell table:formula="of:= [.G24] / [.$G$2]" office:value-type="float" office:value="0.00604011757578048" calcext:value-type="float">
            <text:p>0.0060401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022" calcext:value-type="float">
            <text:p>117022</text:p>
          </table:table-cell>
          <table:table-cell office:value-type="string" calcext:value-type="string">
            <text:p>Anderson</text:p>
          </table:table-cell>
          <table:table-cell office:value-type="float" office:value="2" calcext:value-type="float">
            <text:p>2</text:p>
          </table:table-cell>
          <table:table-cell table:formula="of:= [.D25] / [.C25]" office:value-type="float" office:value="1.17022" calcext:value-type="float">
            <text:p>1.17022</text:p>
          </table:table-cell>
          <table:table-cell table:formula="of:= [.G25] / [.$G$2]" office:value-type="float" office:value="0.00297635027203432" calcext:value-type="float">
            <text:p>0.00297635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207" calcext:value-type="float">
            <text:p>69207</text:p>
          </table:table-cell>
          <table:table-cell office:value-type="string" calcext:value-type="string">
            <text:p>Anderson</text:p>
          </table:table-cell>
          <table:table-cell office:value-type="float" office:value="4" calcext:value-type="float">
            <text:p>4</text:p>
          </table:table-cell>
          <table:table-cell table:formula="of:= [.D26] / [.C26]" office:value-type="float" office:value="0.69207" calcext:value-type="float">
            <text:p>0.69207</text:p>
          </table:table-cell>
          <table:table-cell table:formula="of:= [.G26] / [.$G$2]" office:value-type="float" office:value="0.00176021836301447" calcext:value-type="float">
            <text:p>0.0017602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121" calcext:value-type="float">
            <text:p>110121</text:p>
          </table:table-cell>
          <table:table-cell office:value-type="string" calcext:value-type="string">
            <text:p>Anderson</text:p>
          </table:table-cell>
          <table:table-cell office:value-type="float" office:value="8" calcext:value-type="float">
            <text:p>8</text:p>
          </table:table-cell>
          <table:table-cell table:formula="of:= [.D27] / [.C27]" office:value-type="float" office:value="1.10121" calcext:value-type="float">
            <text:p>1.10121</text:p>
          </table:table-cell>
          <table:table-cell table:formula="of:= [.G27] / [.$G$2]" office:value-type="float" office:value="0.0028008294876749" calcext:value-type="float">
            <text:p>0.0028008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6720" calcext:value-type="float">
            <text:p>226720</text:p>
          </table:table-cell>
          <table:table-cell office:value-type="string" calcext:value-type="string">
            <text:p>Anderson</text:p>
          </table:table-cell>
          <table:table-cell office:value-type="float" office:value="16" calcext:value-type="float">
            <text:p>16</text:p>
          </table:table-cell>
          <table:table-cell table:formula="of:= [.D28] / [.C28]" office:value-type="float" office:value="2.2672" calcext:value-type="float">
            <text:p>2.2672</text:p>
          </table:table-cell>
          <table:table-cell table:formula="of:= [.G28] / [.$G$2]" office:value-type="float" office:value="0.00576642113171559" calcext:value-type="float">
            <text:p>0.0057664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626" calcext:value-type="float">
            <text:p>34626</text:p>
          </table:table-cell>
          <table:table-cell office:value-type="string" calcext:value-type="string">
            <text:p>Anderson</text:p>
          </table:table-cell>
          <table:table-cell office:value-type="float" office:value="32" calcext:value-type="float">
            <text:p>32</text:p>
          </table:table-cell>
          <table:table-cell table:formula="of:= [.D29] / [.C29]" office:value-type="float" office:value="0.34626" calcext:value-type="float">
            <text:p>0.34626</text:p>
          </table:table-cell>
          <table:table-cell table:formula="of:= [.G29] / [.$G$2]" office:value-type="float" office:value="0.000880681448953706" calcext:value-type="float">
            <text:p>0.0008806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Anderson</text:p>
          </table:table-cell>
          <table:table-cell office:value-type="float" office:value="64" calcext:value-type="float">
            <text:p>64</text:p>
          </table:table-cell>
          <table:table-cell table:formula="of:= [.D30] / [.C30]" office:value-type="float" office:value="0.10735" calcext:value-type="float">
            <text:p>0.10735</text:p>
          </table:table-cell>
          <table:table-cell table:formula="of:= [.G30] / [.$G$2]" office:value-type="float" office:value="0.000273035157237857" calcext:value-type="float">
            <text:p>0.0002730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9394" calcext:value-type="float">
            <text:p>259394</text:p>
          </table:table-cell>
          <table:table-cell office:value-type="string" calcext:value-type="string">
            <text:p>CLH</text:p>
          </table:table-cell>
          <table:table-cell office:value-type="float" office:value="1" calcext:value-type="float">
            <text:p>1</text:p>
          </table:table-cell>
          <table:table-cell table:formula="of:= [.D31] / [.C31]" office:value-type="float" office:value="2.59394" calcext:value-type="float">
            <text:p>2.59394</text:p>
          </table:table-cell>
          <table:table-cell table:formula="of:= [.G31] / [.$G$2]" office:value-type="float" office:value="0.00659745520042446" calcext:value-type="float">
            <text:p>0.0065974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467" calcext:value-type="float">
            <text:p>80467</text:p>
          </table:table-cell>
          <table:table-cell office:value-type="string" calcext:value-type="string">
            <text:p>CLH</text:p>
          </table:table-cell>
          <table:table-cell office:value-type="float" office:value="2" calcext:value-type="float">
            <text:p>2</text:p>
          </table:table-cell>
          <table:table-cell table:formula="of:= [.D32] / [.C32]" office:value-type="float" office:value="0.80467" calcext:value-type="float">
            <text:p>0.80467</text:p>
          </table:table-cell>
          <table:table-cell table:formula="of:= [.G32] / [.$G$2]" office:value-type="float" office:value="0.00204660642733662" calcext:value-type="float">
            <text:p>0.0020466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9297" calcext:value-type="float">
            <text:p>159297</text:p>
          </table:table-cell>
          <table:table-cell office:value-type="string" calcext:value-type="string">
            <text:p>CLH</text:p>
          </table:table-cell>
          <table:table-cell office:value-type="float" office:value="4" calcext:value-type="float">
            <text:p>4</text:p>
          </table:table-cell>
          <table:table-cell table:formula="of:= [.D33] / [.C33]" office:value-type="float" office:value="1.59297" calcext:value-type="float">
            <text:p>1.59297</text:p>
          </table:table-cell>
          <table:table-cell table:formula="of:= [.G33] / [.$G$2]" office:value-type="float" office:value="0.00405157721867898" calcext:value-type="float">
            <text:p>0.00405157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8415" calcext:value-type="float">
            <text:p>158415</text:p>
          </table:table-cell>
          <table:table-cell office:value-type="string" calcext:value-type="string">
            <text:p>CLH</text:p>
          </table:table-cell>
          <table:table-cell office:value-type="float" office:value="8" calcext:value-type="float">
            <text:p>8</text:p>
          </table:table-cell>
          <table:table-cell table:formula="of:= [.D34] / [.C34]" office:value-type="float" office:value="1.58415" calcext:value-type="float">
            <text:p>1.58415</text:p>
          </table:table-cell>
          <table:table-cell table:formula="of:= [.G34] / [.$G$2]" office:value-type="float" office:value="0.00402914433477737" calcext:value-type="float">
            <text:p>0.0040291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887" calcext:value-type="float">
            <text:p>125887</text:p>
          </table:table-cell>
          <table:table-cell office:value-type="string" calcext:value-type="string">
            <text:p>CLH</text:p>
          </table:table-cell>
          <table:table-cell office:value-type="float" office:value="16" calcext:value-type="float">
            <text:p>16</text:p>
          </table:table-cell>
          <table:table-cell table:formula="of:= [.D35] / [.C35]" office:value-type="float" office:value="1.25887" calcext:value-type="float">
            <text:p>1.25887</text:p>
          </table:table-cell>
          <table:table-cell table:formula="of:= [.G35] / [.$G$2]" office:value-type="float" office:value="0.00320182364594337" calcext:value-type="float">
            <text:p>0.0032018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553" calcext:value-type="float">
            <text:p>62553</text:p>
          </table:table-cell>
          <table:table-cell office:value-type="string" calcext:value-type="string">
            <text:p>CLH</text:p>
          </table:table-cell>
          <table:table-cell office:value-type="float" office:value="32" calcext:value-type="float">
            <text:p>32</text:p>
          </table:table-cell>
          <table:table-cell table:formula="of:= [.D36] / [.C36]" office:value-type="float" office:value="0.62553" calcext:value-type="float">
            <text:p>0.62553</text:p>
          </table:table-cell>
          <table:table-cell table:formula="of:= [.G36] / [.$G$2]" office:value-type="float" office:value="0.00159097980351185" calcext:value-type="float">
            <text:p>0.0015909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7278" calcext:value-type="float">
            <text:p>137278</text:p>
          </table:table-cell>
          <table:table-cell office:value-type="string" calcext:value-type="string">
            <text:p>CLH</text:p>
          </table:table-cell>
          <table:table-cell office:value-type="float" office:value="64" calcext:value-type="float">
            <text:p>64</text:p>
          </table:table-cell>
          <table:table-cell table:formula="of:= [.D37] / [.C37]" office:value-type="float" office:value="1.37278" calcext:value-type="float">
            <text:p>1.37278</text:p>
          </table:table-cell>
          <table:table-cell table:formula="of:= [.G37] / [.$G$2]" office:value-type="float" office:value="0.00349154357850941" calcext:value-type="float">
            <text:p>0.0034915436</text:p>
          </table:table-cell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9:58:34.934135176</dc:date>
    <dc:creator>Minke Zhang</dc:creator>
    <meta:generator>LibreOffice/4.1.3.2$Linux_X86_64 LibreOffice_project/410m0$Build-2</meta:generator>
    <meta:editing-duration>PT25M36S</meta:editing-duration>
    <meta:editing-cycles>6</meta:editing-cycles>
    <meta:document-statistic meta:table-count="1" meta:cell-count="2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359cm" svg:y="0.39cm" chart:style-name="ch2">
          <text:p>Performance Ratio vs. N</text:p>
        </chart:title>
        <chart:subtitle svg:x="6.756cm" svg:y="1.449cm" chart:style-name="ch3">
          <text:p>time-limit based counter</text:p>
        </chart:subtitle>
        <chart:legend chart:legend-position="end" svg:x="14.982cm" svg:y="5.055cm" style:legend-expansion="high" chart:style-name="ch4"/>
        <chart:plot-area chart:style-name="ch5" table:cell-range-address="Sheet1.F3:Sheet1.F9 Sheet1.E3:Sheet1.E3 Sheet1.H3:Sheet1.H37 Sheet1.E10:Sheet1.E10 Sheet1.E17:Sheet1.E17 Sheet1.E24:Sheet1.E24 Sheet1.E31:Sheet1.E31" chart:data-source-has-labels="row" svg:x="1.366cm" svg:y="2.666cm" svg:width="12.906cm" svg:height="8.8cm">
          <chartooo:coordinate-region svg:x="2.278cm" svg:y="2.865cm" svg:width="11.714cm" svg:height="7.954cm"/>
          <chart:axis chart:dimension="x" chart:name="primary-x" chart:style-name="ch6">
            <chart:title svg:x="6.955cm" svg:y="11.72cm" chart:style-name="ch7">
              <text:p>threads (N)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9">
            <chart:title svg:x="0.451cm" svg:y="8.393cm" chart:style-name="ch10">
              <text:p>performance ratio</text:p>
            </chart:title>
            <chart:grid chart:style-name="ch8" chart:class="major"/>
          </chart:axis>
          <chart:series chart:style-name="ch11" chart:values-cell-range-address="Sheet1.H3:Sheet1.H9" chart:label-cell-address="Sheet1.E3:Sheet1.E3" chart:class="chart:scatter">
            <chart:domain table:cell-range-address="Sheet1.F3:Sheet1.F9"/>
            <chart:data-point chart:repeated="7"/>
          </chart:series>
          <chart:series chart:style-name="ch12" chart:values-cell-range-address="Sheet1.H10:Sheet1.H16" chart:label-cell-address="Sheet1.E10:Sheet1.E10" chart:class="chart:scatter">
            <chart:data-point chart:repeated="7"/>
          </chart:series>
          <chart:series chart:style-name="ch13" chart:values-cell-range-address="Sheet1.H17:Sheet1.H23" chart:label-cell-address="Sheet1.E17:Sheet1.E17" chart:class="chart:scatter">
            <chart:data-point chart:repeated="7"/>
          </chart:series>
          <chart:series chart:style-name="ch14" chart:values-cell-range-address="Sheet1.H24:Sheet1.H30" chart:label-cell-address="Sheet1.E24:Sheet1.E24" chart:class="chart:scatter">
            <chart:data-point chart:repeated="7"/>
          </chart:series>
          <chart:series chart:style-name="ch15" chart:values-cell-range-address="Sheet1.H31:Sheet1.H37" chart:label-cell-address="Sheet1.E31:Sheet1.E31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AS</text:p>
                <draw:g>
                  <svg:desc>Sheet1.E3:Sheet1.E3</svg:desc>
                </draw:g>
              </table:table-cell>
              <table:table-cell office:value-type="string">
                <text:p>backoff</text:p>
                <draw:g>
                  <svg:desc>Sheet1.E10:Sheet1.E10</svg:desc>
                </draw:g>
              </table:table-cell>
              <table:table-cell office:value-type="string">
                <text:p>mutex</text:p>
                <draw:g>
                  <svg:desc>Sheet1.E17:Sheet1.E17</svg:desc>
                </draw:g>
              </table:table-cell>
              <table:table-cell office:value-type="string">
                <text:p>Anderson</text:p>
                <draw:g>
                  <svg:desc>Sheet1.E24:Sheet1.E24</svg:desc>
                </draw:g>
              </table:table-cell>
              <table:table-cell office:value-type="string">
                <text:p>CLH</text:p>
                <draw:g>
                  <svg:desc>Sheet1.E31:Sheet1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9</svg:desc>
                </draw:g>
              </table:table-cell>
              <table:table-cell office:value-type="float" office:value="0.0538650167594244">
                <text:p>0.0538650167594244</text:p>
                <draw:g>
                  <svg:desc>Sheet1.H3:Sheet1.H9</svg:desc>
                </draw:g>
              </table:table-cell>
              <table:table-cell office:value-type="float" office:value="0.00104834309371495">
                <text:p>0.00104834309371495</text:p>
                <draw:g>
                  <svg:desc>Sheet1.H10:Sheet1.H16</svg:desc>
                </draw:g>
              </table:table-cell>
              <table:table-cell office:value-type="float" office:value="0.00587052293875561">
                <text:p>0.00587052293875561</text:p>
                <draw:g>
                  <svg:desc>Sheet1.H17:Sheet1.H23</svg:desc>
                </draw:g>
              </table:table-cell>
              <table:table-cell office:value-type="float" office:value="0.00604011757578048">
                <text:p>0.00604011757578048</text:p>
                <draw:g>
                  <svg:desc>Sheet1.H24:Sheet1.H30</svg:desc>
                </draw:g>
              </table:table-cell>
              <table:table-cell office:value-type="float" office:value="0.00659745520042446">
                <text:p>0.00659745520042446</text:p>
                <draw:g>
                  <svg:desc>Sheet1.H31:Sheet1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44629375566433">
                <text:p>0.0344629375566433</text:p>
              </table:table-cell>
              <table:table-cell office:value-type="float" office:value="0.00282382192196861">
                <text:p>0.00282382192196861</text:p>
              </table:table-cell>
              <table:table-cell office:value-type="float" office:value="0.0258813675340367">
                <text:p>0.0258813675340367</text:p>
              </table:table-cell>
              <table:table-cell office:value-type="float" office:value="0.00297635027203432">
                <text:p>0.00297635027203432</text:p>
              </table:table-cell>
              <table:table-cell office:value-type="float" office:value="0.00204660642733662">
                <text:p>0.00204660642733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76989047131718">
                <text:p>0.0076989047131718</text:p>
              </table:table-cell>
              <table:table-cell office:value-type="float" office:value="0.00852645430898439">
                <text:p>0.00852645430898439</text:p>
              </table:table-cell>
              <table:table-cell office:value-type="float" office:value="0.0209197833390361">
                <text:p>0.0209197833390361</text:p>
              </table:table-cell>
              <table:table-cell office:value-type="float" office:value="0.00176021836301447">
                <text:p>0.00176021836301447</text:p>
              </table:table-cell>
              <table:table-cell office:value-type="float" office:value="0.00405157721867898">
                <text:p>0.00405157721867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41116464793178">
                <text:p>0.00441116464793178</text:p>
              </table:table-cell>
              <table:table-cell office:value-type="float" office:value="0.0231951950085256">
                <text:p>0.0231951950085256</text:p>
              </table:table-cell>
              <table:table-cell office:value-type="float" office:value="0.00710957097974298">
                <text:p>0.00710957097974298</text:p>
              </table:table-cell>
              <table:table-cell office:value-type="float" office:value="0.0028008294876749">
                <text:p>0.0028008294876749</text:p>
              </table:table-cell>
              <table:table-cell office:value-type="float" office:value="0.00402914433477737">
                <text:p>0.00402914433477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544116974925097">
                <text:p>0.00544116974925097</text:p>
              </table:table-cell>
              <table:table-cell office:value-type="float" office:value="0.0106296770623584">
                <text:p>0.0106296770623584</text:p>
              </table:table-cell>
              <table:table-cell office:value-type="float" office:value="0.00511281540552105">
                <text:p>0.00511281540552105</text:p>
              </table:table-cell>
              <table:table-cell office:value-type="float" office:value="0.00576642113171559">
                <text:p>0.00576642113171559</text:p>
              </table:table-cell>
              <table:table-cell office:value-type="float" office:value="0.00320182364594337">
                <text:p>0.003201823645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126510274197242">
                <text:p>0.0126510274197242</text:p>
              </table:table-cell>
              <table:table-cell office:value-type="float" office:value="0.0142281201998683">
                <text:p>0.0142281201998683</text:p>
              </table:table-cell>
              <table:table-cell office:value-type="float" office:value="0.00801718714984386">
                <text:p>0.00801718714984386</text:p>
              </table:table-cell>
              <table:table-cell office:value-type="float" office:value="0.000880681448953706">
                <text:p>0.000880681448953706</text:p>
              </table:table-cell>
              <table:table-cell office:value-type="float" office:value="0.00159097980351185">
                <text:p>0.0015909798035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610583931274393">
                <text:p>0.00610583931274393</text:p>
              </table:table-cell>
              <table:table-cell office:value-type="float" office:value="0.0151772194013111">
                <text:p>0.0151772194013111</text:p>
              </table:table-cell>
              <table:table-cell office:value-type="float" office:value="0.0100474140111571">
                <text:p>0.0100474140111571</text:p>
              </table:table-cell>
              <table:table-cell office:value-type="float" office:value="0.000273035157237857">
                <text:p>0.000273035157237857</text:p>
              </table:table-cell>
              <table:table-cell office:value-type="float" office:value="0.00349154357850941">
                <text:p>0.00349154357850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